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bffd" officeooo:paragraph-rsid="001bbffd"/>
    </style:style>
    <style:style style:name="P2" style:family="paragraph" style:parent-style-name="Title">
      <style:text-properties officeooo:rsid="001ab36f" officeooo:paragraph-rsid="001ab36f"/>
    </style:style>
    <style:style style:name="T1" style:family="text">
      <style:text-properties officeooo:rsid="001bbff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2 – <text:span text:style-name="T1">Abstract</text:span></text:p>
      <text:p text:style-name="P1">David Laeer – 20341480</text:p>
      <text:p text:style-name="P1">The aim of this laboratory was to experimentally determine the capacitance, inductance and resistance of a capacitor and inductor, and compare these with measured values from a DMM. Values were obtained by constructing RL and RC circuits, and varying the frequency of an applied AC voltage. The inductor’s resistance was measured as <draw:frame draw:style-name="fr1" draw:name="Object1" text:anchor-type="as-char" svg:y="-0.1484in" svg:width="0.8398in" svg:height="0.2098in" draw:z-index="0"><draw:object xlink:href="./Object 1" xlink:type="simple" xlink:show="embed" xlink:actuate="onLoad"/><draw:image xlink:href="./ObjectReplacements/Object 1" xlink:type="simple" xlink:show="embed" xlink:actuate="onLoad"/></draw:frame>, compared to an expected value of 24.5<draw:frame draw:style-name="fr1" draw:name="Object2" text:anchor-type="as-char" svg:y="-0.1201in" svg:width="0.128in" svg:height="0.1283in" draw:z-index="1"><draw:object xlink:href="./Object 2" xlink:type="simple" xlink:show="embed" xlink:actuate="onLoad"/><draw:image xlink:href="./ObjectReplacements/Object 2" xlink:type="simple" xlink:show="embed" xlink:actuate="onLoad"/></draw:frame>. The inductor’s inductance was measured as <draw:frame draw:style-name="fr1" draw:name="Object3" text:anchor-type="as-char" svg:y="-0.1484in" svg:width="0.8953in" svg:height="0.1846in" draw:z-index="2"><draw:object xlink:href="./Object 3" xlink:type="simple" xlink:show="embed" xlink:actuate="onLoad"/><draw:image xlink:href="./ObjectReplacements/Object 3" xlink:type="simple" xlink:show="embed" xlink:actuate="onLoad"/></draw:frame>, compared to an expected value of 10.00mH. The capacitor’s capacitance was measured to be <draw:frame draw:style-name="fr1" draw:name="Object4" text:anchor-type="as-char" svg:y="-0.1484in" svg:width="0.9728in" svg:height="0.1909in" draw:z-index="3"><draw:object xlink:href="./Object 4" xlink:type="simple" xlink:show="embed" xlink:actuate="onLoad"/><draw:image xlink:href="./ObjectReplacements/Object 4" xlink:type="simple" xlink:show="embed" xlink:actuate="onLoad"/></draw:frame>, compared to an expected value of <draw:frame draw:style-name="fr1" draw:name="Object5" text:anchor-type="as-char" svg:y="-0.1484in" svg:width="0.6339in" svg:height="0.1909in" draw:z-index="4"><draw:object xlink:href="./Object 5" xlink:type="simple" xlink:show="embed" xlink:actuate="onLoad"/><draw:image xlink:href="./ObjectReplacements/Object 5" xlink:type="simple" xlink:show="embed" xlink:actuate="onLoad"/></draw:frame>. The experiment was a success since all data except <draw:frame draw:style-name="fr1" draw:name="Object6" text:anchor-type="as-char" svg:y="-0.1484in" svg:width="0.1783in" svg:height="0.2098in" draw:z-index="5"><draw:object xlink:href="./Object 6" xlink:type="simple" xlink:show="embed" xlink:actuate="onLoad"/><draw:image xlink:href="./ObjectReplacements/Object 6" xlink:type="simple" xlink:show="embed" xlink:actuate="onLoad"/></draw:frame><text:s/>agree with the expected values within error. The increased resistance that was measured in the circuit may be attributed to parasitic resistance in the breadboard/wi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0:01:20.264081862</meta:creation-date>
    <meta:generator>LibreOffice/7.6.4.1$Linux_X86_64 LibreOffice_project/60$Build-1</meta:generator>
    <dc:date>2024-02-05T21:10:33.403654681</dc:date>
    <meta:editing-duration>PT8M8S</meta:editing-duration>
    <meta:editing-cycles>2</meta:editing-cycles>
    <meta:document-statistic meta:table-count="0" meta:image-count="0" meta:object-count="6" meta:page-count="1" meta:paragraph-count="3" meta:word-count="129" meta:character-count="803" meta:non-whitespace-character-count="674"/>
  </office:meta>
</office:document-meta>
</file>

<file path=Object 1/content.xml><?xml version="1.0" encoding="utf-8"?>
<math xmlns="http://www.w3.org/1998/Math/MathML" display="block">
  <semantics>
    <mrow>
      <mrow>
        <msub>
          <mi>R</mi>
          <mi>L</mi>
        </msub>
        <mo stretchy="false">=</mo>
        <mn>25.49</mn>
      </mrow>
      <mi mathvariant="normal">Ω</mi>
    </mrow>
    <annotation encoding="StarMath 5.0">R sub L = 25.49%OMEGA</annotation>
  </semantics>
</math>
</file>

<file path=Object 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10.15</mn>
      </mrow>
      <mi mathvariant="italic">mH</mi>
    </mrow>
    <annotation encoding="StarMath 5.0">L = 10.15mH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0.4639</mn>
      </mrow>
      <mi>μ</mi>
      <mi>F</mi>
    </mrow>
    <annotation encoding="StarMath 5.0">C = 0.4639%mu F</annotation>
  </semantics>
</math>
</file>

<file path=Object 5/content.xml><?xml version="1.0" encoding="utf-8"?>
<math xmlns="http://www.w3.org/1998/Math/MathML" display="block">
  <semantics>
    <mrow>
      <mn>0.464</mn>
      <mi>μ</mi>
      <mi>F</mi>
    </mrow>
    <annotation encoding="StarMath 5.0">0.464%mu F</annotation>
  </semantics>
</math>
</file>

<file path=Object 6/content.xml><?xml version="1.0" encoding="utf-8"?>
<math xmlns="http://www.w3.org/1998/Math/MathML" display="block">
  <semantics>
    <msub>
      <mi>R</mi>
      <mi>L</mi>
    </msub>
    <annotation encoding="StarMath 5.0">R sub L</annotation>
  </semantics>
</math>
</file>